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5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table:number-columns-spanned="3" table:number-rows-spanned="1">
            <text:p>PERFORMANCE TESTS INVOLVING EBUFFERS &amp; DYNAMICFASTBUFFERS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table:number-columns-spanned="1" table:number-rows-spanned="2">
            <text:p>Number of iterations</text:p>
          </table:table-cell>
          <table:table-cell table:style-name="ce2" office:value-type="string" table:number-columns-spanned="2" table:number-rows-spanned="1">
            <text:p>Time (seconds)</text:p>
          </table:table-cell>
          <table:covered-table-cell table:style-name="Default"/>
        </table:table-row>
        <table:table-row table:style-name="ro3">
          <table:table-cell/>
          <table:covered-table-cell table:style-name="Default"/>
          <table:table-cell office:value-type="string">
            <text:p>eBuffers</text:p>
          </table:table-cell>
          <table:table-cell office:value-type="string">
            <text:p>DynamicFastBuffer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~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string">
            <text:p>~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string">
            <text:p>~0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string">
            <text:p>~0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0.007">
            <text:p>0.007</text:p>
          </table:table-cell>
          <table:table-cell office:value-type="float" office:value="0.249">
            <text:p>0.249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071">
            <text:p>0.071</text:p>
          </table:table-cell>
          <table:table-cell office:value-type="float" office:value="2.504">
            <text:p>2.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2:11:42.35</meta:creation-date>
    <dc:date>2013-05-20T12:34:41.41</dc:date>
    <meta:editing-duration>PT7M47S</meta:editing-duration>
    <meta:editing-cycles>1</meta:editing-cycles>
    <meta:document-statistic meta:table-count="1" meta:cell-count="26" meta:object-count="0"/>
    <meta:generator>LibreOffice/4.0.2.2$Windows_x86 LibreOffice_project/4c82dcdd6efcd48b1d8bba66bfe1989deee49c3</meta:generator>
  </office:meta>
</office:document-meta>
</file>